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0.368cm" style:rel-column-width="39968*"/>
    </style:style>
    <style:style style:name="Таблица1.B" style:family="table-column">
      <style:table-column-properties style:column-width="3.152cm" style:rel-column-width="12150*"/>
    </style:style>
    <style:style style:name="Таблица1.C" style:family="table-column">
      <style:table-column-properties style:column-width="3.48cm" style:rel-column-width="1341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0.596cm"/>
    </style:style>
    <style:style style:name="P1" style:family="paragraph" style:parent-style-name="Standard">
      <style:text-properties officeooo:paragraph-rsid="001c7cd1"/>
    </style:style>
    <style:style style:name="P2" style:family="paragraph" style:parent-style-name="Standard">
      <style:text-properties officeooo:rsid="00259fa2" officeooo:paragraph-rsid="00259fa2"/>
    </style:style>
    <style:style style:name="P3" style:family="paragraph" style:parent-style-name="Standard">
      <style:text-properties officeooo:rsid="00259fa2" officeooo:paragraph-rsid="002aff02"/>
    </style:style>
    <style:style style:name="P4" style:family="paragraph" style:parent-style-name="Standard">
      <style:text-properties officeooo:rsid="00259fa2" officeooo:paragraph-rsid="0034745a"/>
    </style:style>
    <style:style style:name="P5" style:family="paragraph" style:parent-style-name="Standard">
      <style:text-properties officeooo:rsid="00259fa2" officeooo:paragraph-rsid="003763d7"/>
    </style:style>
    <style:style style:name="P6" style:family="paragraph" style:parent-style-name="Standard">
      <style:text-properties officeooo:rsid="00259fa2" officeooo:paragraph-rsid="004af465"/>
    </style:style>
    <style:style style:name="P7" style:family="paragraph" style:parent-style-name="Standard">
      <style:text-properties officeooo:rsid="00259fa2" officeooo:paragraph-rsid="00511195"/>
    </style:style>
    <style:style style:name="P8" style:family="paragraph" style:parent-style-name="Standard">
      <style:text-properties officeooo:rsid="002db4c7" officeooo:paragraph-rsid="00259fa2"/>
    </style:style>
    <style:style style:name="P9" style:family="paragraph" style:parent-style-name="Standard">
      <style:text-properties officeooo:rsid="0028a49c" officeooo:paragraph-rsid="0028a49c"/>
    </style:style>
    <style:style style:name="P10" style:family="paragraph" style:parent-style-name="Standard">
      <style:text-properties officeooo:rsid="0028a49c" officeooo:paragraph-rsid="0034e63c"/>
    </style:style>
    <style:style style:name="P11" style:family="paragraph" style:parent-style-name="Standard">
      <style:text-properties officeooo:rsid="00314a92" officeooo:paragraph-rsid="00314a92"/>
    </style:style>
    <style:style style:name="P12" style:family="paragraph" style:parent-style-name="Standard">
      <style:text-properties officeooo:rsid="00328ab7" officeooo:paragraph-rsid="00328ab7"/>
    </style:style>
    <style:style style:name="P13" style:family="paragraph" style:parent-style-name="Standard">
      <style:text-properties officeooo:rsid="0036de83" officeooo:paragraph-rsid="0036de83"/>
    </style:style>
    <style:style style:name="P14" style:family="paragraph" style:parent-style-name="Standard">
      <style:text-properties officeooo:rsid="003a7d30" officeooo:paragraph-rsid="003a7d30"/>
    </style:style>
    <style:style style:name="P15" style:family="paragraph" style:parent-style-name="Standard">
      <style:text-properties officeooo:rsid="003a7d30" officeooo:paragraph-rsid="00437f75"/>
    </style:style>
    <style:style style:name="P16" style:family="paragraph" style:parent-style-name="Standard">
      <style:text-properties officeooo:rsid="0034e63c" officeooo:paragraph-rsid="0034e63c"/>
    </style:style>
    <style:style style:name="P17" style:family="paragraph" style:parent-style-name="Standard">
      <style:text-properties officeooo:rsid="0034e63c" officeooo:paragraph-rsid="00424c08"/>
    </style:style>
    <style:style style:name="P18" style:family="paragraph" style:parent-style-name="Standard">
      <style:text-properties officeooo:rsid="0034e63c" officeooo:paragraph-rsid="005020a4"/>
    </style:style>
    <style:style style:name="P19" style:family="paragraph" style:parent-style-name="Standard">
      <style:text-properties officeooo:rsid="004e3ecc" officeooo:paragraph-rsid="004e3ecc"/>
    </style:style>
    <style:style style:name="P20" style:family="paragraph" style:parent-style-name="Table_20_Contents">
      <style:paragraph-properties fo:text-align="center" style:justify-single-word="false"/>
      <style:text-properties officeooo:paragraph-rsid="001c7cd1"/>
    </style:style>
    <style:style style:name="P21" style:family="paragraph" style:parent-style-name="Table_20_Contents">
      <style:paragraph-properties fo:text-align="center" style:justify-single-word="false"/>
      <style:text-properties officeooo:rsid="00150719" officeooo:paragraph-rsid="001c7cd1"/>
    </style:style>
    <style:style style:name="T1" style:family="text">
      <style:text-properties officeooo:rsid="00150719"/>
    </style:style>
    <style:style style:name="T2" style:family="text">
      <style:text-properties fo:language="en" fo:country="US" officeooo:rsid="00248fd5"/>
    </style:style>
    <style:style style:name="T3" style:family="text">
      <style:text-properties fo:language="ru" fo:country="RU" officeooo:rsid="00248fd5"/>
    </style:style>
    <style:style style:name="T4" style:family="text">
      <style:text-properties officeooo:rsid="00272159"/>
    </style:style>
    <style:style style:name="T5" style:family="text">
      <style:text-properties officeooo:rsid="00273296"/>
    </style:style>
    <style:style style:name="T6" style:family="text">
      <style:text-properties officeooo:rsid="0029d770"/>
    </style:style>
    <style:style style:name="T7" style:family="text">
      <style:text-properties officeooo:rsid="002aff02"/>
    </style:style>
    <style:style style:name="T8" style:family="text">
      <style:text-properties officeooo:rsid="002c5a94"/>
    </style:style>
    <style:style style:name="T9" style:family="text">
      <style:text-properties officeooo:rsid="002db4c7"/>
    </style:style>
    <style:style style:name="T10" style:family="text">
      <style:text-properties officeooo:rsid="00328ab7"/>
    </style:style>
    <style:style style:name="T11" style:family="text">
      <style:text-properties officeooo:rsid="003763d7"/>
    </style:style>
    <style:style style:name="T12" style:family="text">
      <style:text-properties officeooo:rsid="0038cfb7"/>
    </style:style>
    <style:style style:name="T13" style:family="text">
      <style:text-properties officeooo:rsid="003bb0c7"/>
    </style:style>
    <style:style style:name="T14" style:family="text">
      <style:text-properties officeooo:rsid="003bfb9c"/>
    </style:style>
    <style:style style:name="T15" style:family="text">
      <style:text-properties officeooo:rsid="003fa8a1"/>
    </style:style>
    <style:style style:name="T16" style:family="text">
      <style:text-properties officeooo:rsid="0041269d"/>
    </style:style>
    <style:style style:name="T17" style:family="text">
      <style:text-properties officeooo:rsid="00437f75"/>
    </style:style>
    <style:style style:name="T18" style:family="text">
      <style:text-properties officeooo:rsid="0046d2f2"/>
    </style:style>
    <style:style style:name="T19" style:family="text">
      <style:text-properties officeooo:rsid="004af465"/>
    </style:style>
    <style:style style:name="T20" style:family="text">
      <style:text-properties officeooo:rsid="005020a4"/>
    </style:style>
    <style:style style:name="T21" style:family="text">
      <style:text-properties officeooo:rsid="00511195"/>
    </style:style>
    <style:style style:name="T22" style:family="text">
      <style:text-properties officeooo:rsid="005153f3"/>
    </style:style>
    <style:style style:name="T23" style:family="text">
      <style:text-properties officeooo:rsid="00532570"/>
    </style:style>
    <style:style style:name="T24" style:family="text">
      <style:text-properties officeooo:rsid="00547331"/>
    </style:style>
    <style:style style:name="T25" style:family="text">
      <style:text-properties officeooo:rsid="00552ca6"/>
    </style:style>
    <style:style style:name="T26" style:family="text">
      <style:text-properties officeooo:rsid="0056fd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3" office:value-type="string">
            <text:p text:style-name="P20"/>
            <text:p text:style-name="P20">Лабораторная работа № <text:span text:style-name="T2">4</text:span></text:p>
            <text:p text:style-name="P20"><text:span text:style-name="T3">Семантический</text:span> анализ транслируемой программы</text:p>
          </table:table-cell>
          <table:table-cell table:style-name="Таблица1.A1" office:value-type="string">
            <text:p text:style-name="P20">Студент<text:span text:style-name="T1">ы</text:span></text:p>
          </table:table-cell>
          <table:table-cell table:style-name="Таблица1.C1" office:value-type="string">
            <text:p text:style-name="P21">Стрельцов В. О.</text:p>
            <text:p text:style-name="P21">Горемыкин М. В.</text:p>
          </table:table-cell>
        </table:table-row>
        <table:table-row>
          <table:covered-table-cell/>
          <table:table-cell table:style-name="Таблица1.B2" office:value-type="string">
            <text:p text:style-name="P20">Группа</text:p>
          </table:table-cell>
          <table:table-cell table:style-name="Таблица1.C2" office:value-type="string">
            <text:p text:style-name="P20">ИВТ-460</text:p>
          </table:table-cell>
        </table:table-row>
        <table:table-row table:style-name="Таблица1.3">
          <table:covered-table-cell/>
          <table:table-cell table:style-name="Таблица1.B2" office:value-type="string">
            <text:p text:style-name="P20">Преподаватель</text:p>
          </table:table-cell>
          <table:table-cell table:style-name="Таблица1.C2" office:value-type="string">
            <text:p text:style-name="P20">Сычев О. А.</text:p>
          </table:table-cell>
        </table:table-row>
      </table:table>
      <text:p text:style-name="P1"/>
      <text:p text:style-name="P1">Реализуемый язык: Common Lisp.</text:p>
      <text:p text:style-name="P1"/>
      <text:p text:style-name="P2"><text:span text:style-name="T9">Р</text:span>еализуемы<text:span text:style-name="T9">е</text:span> провер<text:span text:style-name="T9">ки</text:span></text:p>
      <text:p text:style-name="P8"/>
      <text:p text:style-name="P4"><text:span text:style-name="T17">+</text:span><text:span text:style-name="T4">1. Вычислимость</text:span> выражени<text:span text:style-name="T4">й</text:span>, стоящи<text:span text:style-name="T4">х</text:span> в условиях (циклы, развилки)<text:span text:style-name="T4">. Например, нельзя ставить </text:span><text:span text:style-name="T6">(</text:span><text:span text:style-name="T11">loop</text:span><text:span text:style-name="T4"> </text:span><text:span text:style-name="T10">…</text:span><text:span text:style-name="T6">)</text:span><text:span text:style-name="T4"> как условие.</text:span></text:p>
      <text:p text:style-name="P17"><text:span text:style-name="T17">+</text:span><text:span text:style-name="T16">2. Корректность задания массива для итераций — им может быть либо ранее объявленная переменная, либо результат выполнения функции (list …) или (vector …).</text:span></text:p>
      <text:p text:style-name="P6"><text:span text:style-name="T17">+</text:span><text:span text:style-name="T19">3</text:span><text:span text:style-name="T4">. </text:span><text:span text:style-name="T5">Вычислимость выражений, передаваемых как аргументы </text:span><text:span text:style-name="T13">в</text:span><text:span text:style-name="T5"> функци</text:span><text:span text:style-name="T13">ю, </text:span><text:span text:style-name="T19">в т. ч. </text:span><text:span text:style-name="T15">стоящих «в правой части» присваивания.</text:span></text:p>
      <text:p text:style-name="P7"><text:span text:style-name="T23">+</text:span><text:span text:style-name="T21">4. Присвоение должно производиться какому-либо идентификатору, полю или элементу массива.</text:span></text:p>
      <text:p text:style-name="P3"><text:span text:style-name="T26">+</text:span><text:span text:style-name="T22">5</text:span><text:span text:style-name="T7">. Правильность задания формальных параметров функций — ими должны быть </text:span><text:span text:style-name="T8">неповторяющиеся</text:span><text:span text:style-name="T7"> идентификаторы.</text:span></text:p>
      <text:p text:style-name="P14"><text:span text:style-name="T23">+</text:span><text:span text:style-name="T22">6</text:span>. Существование функции при ее вызове.</text:p>
      <text:p text:style-name="P15"><text:span text:style-name="T24">+</text:span><text:span text:style-name="T22">7</text:span><text:span text:style-name="T17">. Существование передаваемых в функцию переменных.</text:span></text:p>
      <text:p text:style-name="P5"><text:span text:style-name="T25">+</text:span><text:span text:style-name="T22">8</text:span><text:span text:style-name="T11">. Соответствие количества передаваемых </text:span><text:span text:style-name="T12">в функцию</text:span><text:span text:style-name="T11"> параметров количеству, указанному при </text:span><text:span text:style-name="T12">ее </text:span><text:span text:style-name="T11">объявлении.</text:span></text:p>
      <text:p text:style-name="P18"><text:span text:style-name="T20">+</text:span><text:span text:style-name="T22">9</text:span><text:span text:style-name="T11">. </text:span><text:span text:style-name="T14">Отсутствие двух </text:span><text:span text:style-name="T18">и более </text:span><text:span text:style-name="T14">объявлений </text:span><text:span text:style-name="T20">функций</text:span><text:span text:style-name="T14"> с одним именем.</text:span></text:p>
      <text:p text:style-name="P13"><text:span text:style-name="T22">10</text:span>. Существование класса при создании объекта.</text:p>
      <text:p text:style-name="P9"><text:span text:style-name="T20">1</text:span><text:span text:style-name="T22">1</text:span>. Существование класса, указанного как родительский, при наследовании.</text:p>
      <text:p text:style-name="P19">1<text:span text:style-name="T22">2</text:span>. Существование поля класса при обращении к нему.</text:p>
      <text:p text:style-name="P16"><text:span text:style-name="T20">+</text:span><text:span text:style-name="T19">1</text:span><text:span text:style-name="T22">3</text:span>. <text:span text:style-name="T14">Отсутствие двух </text:span><text:span text:style-name="T18">и более </text:span><text:span text:style-name="T14">объявлений классов с одним именем.</text:span></text:p>
      <text:p text:style-name="P10"/>
      <text:p text:style-name="P11">Заголовочный файл со структурами данных, используемыми на этапе семантического анализа</text:p>
      <text:p text:style-name="P11"/>
      <text:p text:style-name="P12">&lt;copypaste&gt; … &lt;/copypast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8T09:50:13.25</meta:creation-date>
    <dc:date>2012-11-19T00:53:27</dc:date>
    <meta:editing-duration>PT1H35M43S</meta:editing-duration>
    <meta:editing-cycles>49</meta:editing-cycles>
    <meta:generator>LibreOffice/3.6$Linux_X86_64 LibreOffice_project/360m1$Build-2</meta:generator>
    <meta:document-statistic meta:table-count="1" meta:image-count="0" meta:object-count="0" meta:page-count="1" meta:paragraph-count="26" meta:word-count="182" meta:character-count="1366" meta:non-whitespace-character-count="1210"/>
  </office:meta>
</office:document-meta>
</file>